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2.91cm"/>
          <style:tab-stop style:position="7.795cm" style:type="center"/>
        </style:tab-stops>
      </style:paragraph-properties>
    </style:style>
    <style:style style:name="P3"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font-size="20pt" style:font-size-asian="20pt" style:font-size-complex="20pt" style:font-weight-complex="bold"/>
    </style:style>
    <style:style style:name="T3" style:family="text">
      <style:text-properties fo:font-size="22pt" style:font-size-asian="22pt" style:font-size-complex="22pt" style:font-weight-complex="bold"/>
    </style:style>
    <style:style style:name="T4" style:family="text">
      <style:text-properties fo:color="#1f4e79" fo:font-size="20pt" style:font-size-asian="20pt" style:font-size-complex="20pt"/>
    </style:style>
    <style:style style:name="T5" style:family="text">
      <style:text-properties style:font-name="Arial1" fo:font-size="12pt" style:font-size-asian="12pt" style:font-name-complex="Arial2" style:font-size-complex="12pt"/>
    </style:style>
    <style:style style:name="T6" style:family="text">
      <style:text-properties style:font-name="Arial1" fo:font-size="14pt" style:font-size-asian="14pt" style:font-name-complex="Arial2"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STITUTO TECNOLÓGICO DE COSTA RICA</text:span></text:p>
      <text:p text:style-name="P1"/>
      <text:p text:style-name="P1"/>
      <text:p text:style-name="P1"><text:span text:style-name="T1">Escuela de Computación</text:span></text:p>
      <text:p text:style-name="P1"/>
      <text:p text:style-name="P1"/>
      <text:p text:style-name="P1"/>
      <text:p text:style-name="P1"><text:span text:style-name="T1">Tarea Programada de Arquitectura</text:span></text:p>
      <text:p text:style-name="P1"/>
      <text:p text:style-name="P1"/>
      <text:p text:style-name="P1"><text:span text:style-name="T3">"Intérprete de Comandos"</text:span></text:p>
      <text:p text:style-name="P1"/>
      <text:p text:style-name="P1"/>
      <text:p text:style-name="P1"/>
      <text:p text:style-name="Standard"><text:span text:style-name="T1">Estudiantes:</text:span></text:p>
      <text:p text:style-name="P1"><text:span text:style-name="T1">Josue Salas Barrantes</text:span></text:p>
      <text:p text:style-name="P1"><text:span text:style-name="T1">Jose Arguedas Castillo</text:span></text:p>
      <text:p text:style-name="P1"/>
      <text:p text:style-name="P1"/>
      <text:p text:style-name="Standard"/>
      <text:p text:style-name="Standard"><text:span text:style-name="T1">Profesor:</text:span></text:p>
      <text:p text:style-name="P2"><text:span text:style-name="T1"><text:tab/></text:span></text:p>
      <text:p text:style-name="P2"><text:span text:style-name="T1"><text:tab/>Jaime Gutierrez Alfaro</text:span></text:p>
      <text:p text:style-name="P1"/>
      <text:p text:style-name="P1"/>
      <text:p text:style-name="P1"/>
      <text:p text:style-name="P1"><text:span text:style-name="T2">II Semestre año 2013</text:span></text:p>
      <text:p text:style-name="Standard"/>
      <text:p text:style-name="Standard"><text:span text:style-name="T4">Introducción </text:span></text:p>
      <text:p text:style-name="Standard"/>
      <text:p text:style-name="Standard"><text:span text:style-name="T5"><text:tab/></text:span><text:span text:style-name="T6">Esta tarea programada se realiza con la intención de poder llevar a cabo algunos conocimientos existentes pero sobretodo el investigar sobre herramientas que uno no conocía y ver como se pueden desarrollar dentro de este lenguaje <text:s/>y que pueden llegar a facilitar mucho mas el trabajo, y este hecho es muy relevante para esta tarea ya que ensamblador es un lenguaje que es de bajo nivel y son muy pocas las personas que programan en este tipo de lenguaje por lo cual </text:span><text:soft-page-break/><text:span text:style-name="T6">el buscar información al respecto es muy escasa y en muchas ocasiones hay que ideárselas y tener un poco de creatividad para lograr que algo en especifico pueda llegar a funcionar.</text:span></text:p>
      <text:p text:style-name="Standard"/>
      <text:p text:style-name="Standard"><text:span text:style-name="T6"><text:tab/>El trabajo consiste en la implementación de una interfaz a bajo nivel en el cual pueda interactuar la computadora con el usuario y que este pueda darle comandos específicos y este pueda por medio de validaciones y algunos interrupciones <text:s/>desarrollarlos. Cada entrada de línea de comando <text:s/>se debe de validar por separado ya que cada una tiene una función diferente, se puede realizar cualquier comando si el usuario no sabe como se implementa puede usar la ayuda y al finalizar colocar salir para terminar.</text:span></text:p>
      <text:p text:style-name="Standard"/>
      <text:p text:style-name="Standard"><text:span text:style-name="T4">Análisis del problema</text:span></text:p>
      <text:p text:style-name="Standard"/>
      <text:p text:style-name="Standard"><text:span text:style-name="T6"><text:tab/>Primero que todo para poder lograr esta tarea fue el usar <text:s/>"git" <text:s/>esto es para poder hacer repositorios donde un grupo de personas puede estar trabajando y va subiendo los cambios que le hacen al código y los demás integrantes pueden actualizar su código y así se trabaja mucho mejor y se tiene un mejor orden. El iniciar a utilizar git fue algo complicado pero logramos llevarlo de una buena forma, al principio fue donde no sabíamos como utilizarlo y costo mas acoplarse a el, pero a los días ya teníamos por lo menos un manejo básico.</text:span></text:p>
      <text:p text:style-name="Standard"/>
      <text:p text:style-name="Standard"><text:span text:style-name="T6"><text:tab/>Luego nos planteamos el problema y tratamos de ver las cosas necesarias o partes que tenía que tener nuestro código, ya teniendo una idea plantada de por dónde vamos a trabajar como grupo empezamos con el prompt el cual no sabíamos como hacerlo de modo que cada vez que el usuario colocara un enter este volviera aparecer por lo cual fue necesario ver la respuesta y compararla si era igual volviera a imprimir.</text:span></text:p>
      <text:p text:style-name="Standard"/>
      <text:p text:style-name="Standard"><text:span text:style-name="T6"><text:tab/>Después decidimos ir realizando un comando a la vez el primero que realizamos fue el de salir esto nos dio una idea más clara de como íbamos hacer para poder implementar los demás el empezar por este fue de gran provecho.</text:span></text:p>
      <text:p text:style-name="Standard"/>
      <text:p text:style-name="Standard"><text:span text:style-name="T6"><text:tab/>El captar los argumentos dados por el usuario fue algo que nos costo al final se implemento con buffers y estos van a guardar esos </text:span><text:soft-page-break/><text:span text:style-name="T6">argumentos para ser comparados con los mensajes respectivos de cada comandos en el caso de ser igual se realizaría la acción.</text:span></text:p>
      <text:p text:style-name="Standard"/>
      <text:p text:style-name="Standard"><text:span text:style-name="T6"><text:tab/>Para implementar cada comando se hace el uso de interrupciones al sistema por medio de la interrupción 80h esto para facilitar la implementación de cada comando este utiliza uno diferente para cada función en especifico. <text:s text:c="3"/></text:span></text:p>
      <text:p text:style-name="Standard"/>
      <text:p text:style-name="Standard"><text:span text:style-name="T6"><text:tab/>Para ayudarle al usuario se crea unos archivos .txt esto con el fin de que si el usuario desconoce o no sabe como se usa este interprete pueda consultar aquí mismo su uso, esto le facilitaría al usuario decidimos que era importante colocar una ayuda general <text:s/>al usuario para que este sin tener ningún conocimiento pueda hacer uso de este intérprete con solo teclear <text:s/>"ayuda" <text:s/>despues del prompt.</text:span></text:p>
      <text:p text:style-name="Standard"/>
      <text:p text:style-name="Standard"><text:span text:style-name="T4">Conclusiones y Recomendaciones</text:span></text:p>
      <text:p text:style-name="Standard"/>
      <text:p text:style-name="Standard"><text:span text:style-name="T6"><text:tab/>Este proyecto es muy interesante ya que el lograr usar instrucciones de bajo nivel como las que usan los sistemas operativos y poder llevarlas a cabo por uno mismo de modo que puedan ser usadas por otras personas como usuarios y estas sirvan de una manera normal como lo harian en una computadora con sistema operativo es muy emocionante y interactivo.</text:span></text:p>
      <text:p text:style-name="Standard"/>
      <text:p text:style-name="Standard"><text:span text:style-name="T6"><text:tab/>Es de gran importancia para llevar a cabo esta tarea la investigación sobre las instrucciones necesarias para realizar las funciones especificadas <text:s/>de modo que estas se adapten al problema, el investigar estas instrucciones hace que tengamos mas herramientas a la hora de programar y mayores conocimientos sobre las interrupciones.</text:span></text:p>
      <text:p text:style-name="Standard"/>
      <text:p text:style-name="Standard"><text:span text:style-name="T6"><text:tab/>Antes de realizar cualquier programación siempre es recomendable sentarse antes de encender <text:s/>la computadora hacer un diagrama de lo que vamos a programar preguntarnos ¿Cómo lo vamos hacer? ¿Qué vamos a necesitar? todo ese tipo de preguntas es recomendable preguntárselas antes de empezar a tirar código probando a ver si sale.</text:span></text:p>
      <text:p text:style-name="Standard"/>
      <text:p text:style-name="Standard"><text:span text:style-name="T6"><text:tab/>El dividir el problema grande en pequeños problemas fáciles de manejar y programar es una muy buena práctica ya que el dividirlo </text:span><text:soft-page-break/><text:span text:style-name="T6">hace la carga menos pesada y se puede llevar a una solución mucho mas rápido y sencillo. </text:span></text:p>
      <text:p text:style-name="Standard"/>
      <text:p text:style-name="Standard"><text:span text:style-name="T6"><text:tab/>Siendo esta tarea realizada en parejas fue de gran importancia la comunicación constante para poder realizar el objetivo planteado de la mejor manera, sin lugar a dudas fue la clave para llevar esta tarea acabo porque al poder unir las ideas de los dos logramos hacer mejores cosas y avanzar más rápido.</text:span></text:p>
      <text:p text:style-name="Standard"/>
      <text:p text:style-name="Standard"><text:span text:style-name="T4">Referencias</text:span></text:p>
      <text:p text:style-name="P1"/>
      <text:p text:style-name="P1"/>
      <text:p text:style-name="Standard">sábado 9 noviembre 3:04</text:p>
      <text:p text:style-name="Standard"><text:s/><text:a xlink:type="simple" xlink:href="http://www.polinux.upv.es/drupal/node/1062"><text:span text:style-name="Internet_20_link">http://www.polinux.upv.es/drupal/node/1062</text:span></text:a></text:p>
      <text:p text:style-name="Standard"/>
      <text:p text:style-name="Standard"/>
      <text:p text:style-name="Standard">lunes 9 de noviembre 11:25 </text:p>
      <text:p text:style-name="Standard"><text:s/><text:a xlink:type="simple" xlink:href="http://es.wikipedia.org/wiki/Int_80h"><text:span text:style-name="Internet_20_link">http://es.wikipedia.org/wiki/Int_80h</text:span></text:a></text:p>
      <text:p text:style-name="Standard"/>
      <text:p text:style-name="Standard">lunes 9 de noviembre 1:30 </text:p>
      <text:p text:style-name="Standard">forum.nasm.us</text:p>
      <text:p text:style-name="Standard"/>
      <text:p text:style-name="Standard"/>
      <text:p text:style-name="Standard">Miercoles 14 noviembre 1:36pm</text:p>
      <text:p text:style-name="Standard">Este link esta muy bueno <text:a xlink:type="simple" xlink:href="http://syscalls.kernelgrok.com/"><text:span text:style-name="Internet_20_link">http://syscalls.kernelgrok.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176cm" fo:orphans="2" fo:widows="2" fo:hyphenation-ladder-count="no-limit" style:writing-mode="lr-tb">
        <style:tab-stops/>
      </style:paragraph-properties>
      <style:text-properties fo:color="#000000" style:font-name="Arial1" fo:font-size="12pt" fo:language="es" fo:country="CR" style:font-name-asian="DejaVu Sans" style:font-size-asian="12pt" style:language-asian="en" style:country-asian="US" style:font-name-complex="Arial2" style:font-size-complex="12pt" style:language-complex="ar" style:country-complex="SA" fo:hyphenate="false" fo:hyphenation-remain-char-count="2" fo:hyphenation-push-char-count="2"/>
    </style:style>
    <style:style style:name="Header"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0T03:27:00</meta:creation-date>
    <meta:initial-creator>TITO</meta:initial-creator>
    <dc:creator>TITO</dc:creator>
    <dc:date>2013-11-20T00:28:00</dc:date>
    <meta:editing-cycles>2</meta:editing-cycles>
    <meta:editing-duration>P0D</meta:editing-duration>
    <meta:generator>LibreOffice/3.6$Linux_X86_64 LibreOffice_project/360m1$Build-2</meta:generator>
    <meta:document-statistic meta:table-count="0" meta:image-count="0" meta:object-count="0" meta:page-count="4" meta:paragraph-count="36" meta:word-count="874" meta:character-count="5288" meta:non-whitespace-character-count="4414"/>
    <meta:template xlink:type="simple" xlink:actuate="onRequest" xlink:title="Normal.dotm" xlink:href=""/>
  </office:meta>
</office:document-meta>
</file>